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a2727" officeooo:paragraph-rsid="000a2727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a2727" officeooo:paragraph-rsid="000a27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Arborescence</text:p>
      <text:p text:style-name="P1"/>
      <text:p text:style-name="P2">7.1) echo « Bonjour » &gt;f1</text:p>
      <text:p text:style-name="P2"/>
      <text:p text:style-name="P2">7.2) ls</text:p>
      <text:p text:style-name="P2"><text:s text:c="7"/>cat f1</text:p>
      <text:p text:style-name="P2"/>
      <text:p text:style-name="P2">7.3) c f1 f2</text:p>
      <text:p text:style-name="P2"/>
      <text:p text:style-name="P2">7.4)ls</text:p>
      <text:p text:style-name="P2"/>
      <text:p text:style-name="P2">7.5) ls -li f1 f2</text:p>
      <text:p text:style-name="P2"/>
      <text:p text:style-name="P2">7.6) echo « Bonjour » &gt;f1</text:p>
      <text:p text:style-name="P2"/>
      <text:p text:style-name="P2">7.7)cat f1</text:p>
      <text:p text:style-name="P2"><text:s text:c="6"/>cat f2</text:p>
      <text:p text:style-name="P2"/>
      <text:p text:style-name="P2">7.8)rm f1</text:p>
      <text:p text:style-name="P2"/>
      <text:p text:style-name="P2">7.9)l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38:04.328667718</meta:creation-date>
    <dc:date>2022-09-27T13:42:57.582036803</dc:date>
    <meta:editing-duration>PT5M1S</meta:editing-duration>
    <meta:editing-cycles>1</meta:editing-cycles>
    <meta:document-statistic meta:table-count="0" meta:image-count="0" meta:object-count="0" meta:page-count="1" meta:paragraph-count="12" meta:word-count="35" meta:character-count="159" meta:non-whitespace-character-count="122"/>
    <meta:generator>LibreOffice/7.3.6.2$Linux_X86_64 LibreOffice_project/30$Build-2</meta:generator>
  </office:meta>
</office:document-meta>
</file>